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_include.setPage(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_include.jsp_include( String 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_include.jsp_in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p_include.setFlush( String flus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